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1.0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d'un utilisateur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l'utilisateu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reur déclenché lorsque l'on veux supprimer un utilisateur lors de la visualition alors que l'user n'a rien rechercher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rreur déclenche lorsque l'on veux modifier un utilisateur a partir du formulaire de visualisation alors que l'on a cherché aucun us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rreur déclenché lorsque l'on veux supprimer une société lors de la visualition alors que l'user n'a rien rechercher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rreur délcenché lorsque l'on veux editer une société depuis la visualisation alors que l'utilisateur n'a rien recherch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13/05/2014</text:date>, <text:time>18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3M4S</meta:editing-duration>
    <meta:editing-cycles>14</meta:editing-cycles>
    <meta:generator>OpenOffice/4.0.1$Win32 OpenOffice.org_project/401m5$Build-9714</meta:generator>
    <dc:date>2014-05-13T18:59:16.55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